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l/No.</text:p>
          </table:table-cell>
          <table:table-cell office:value-type="string" calcext:value-type="string">
            <text:p>Pin No.</text:p>
          </table:table-cell>
          <table:table-cell office:value-type="string" calcext:value-type="string">
            <text:p>Pin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VSSQ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Q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SSQ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K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Q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Q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Q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Q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UDQ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UD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SSQ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Q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Q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Q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Q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K#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Q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DQ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Q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Q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Q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WE#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CS#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A10/AP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Q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Q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Q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Q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LDQ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LD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CAS#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BA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SSQ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Q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TEST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VDDQ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RAS#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BA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A10/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VDD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l/No.</text:p>
          </table:table-cell>
          <table:table-cell office:value-type="string" calcext:value-type="string">
            <text:p>Pin No.</text:p>
          </table:table-cell>
          <table:table-cell office:value-type="string" calcext:value-type="string">
            <text:p>Pin Name</text:p>
          </table:table-cell>
        </table:table-row>
        <table:table-row table:style-name="ro1" table:visibility="filter" table:number-rows-repeated="10"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Q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Q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Q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Q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UDQS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UDM</text:p>
          </table:table-cell>
        </table:table-row>
        <table:table-row table:style-name="ro1" table:visibility="filter" table:number-rows-repeated="5"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Q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Q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Q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Q8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NC</text:p>
          </table:table-cell>
        </table:table-row>
        <table:table-row table:style-name="ro1" table:visibility="filter" table:number-rows-repeated="5"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DQ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Q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Q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Q7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WE#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CS#</text:p>
          </table:table-cell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Q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Q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Q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Q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LDQS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LDM</text:p>
          </table:table-cell>
        </table:table-row>
        <table:table-row table:style-name="ro1" table:visibility="filter" table:number-rows-repeated="7">
          <table:table-cell table:number-columns-repeated="3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TEST1</text:p>
          </table:table-cell>
        </table:table-row>
        <table:table-row table:style-name="ro1" table:visibility="filter" table:number-rows-repeated="1048520">
          <table:table-cell table:number-columns-repeated="3"/>
        </table:table-row>
        <table:table-row table:style-name="ro1" table:visibility="filter"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l/No.</text:p>
          </table:table-cell>
          <table:table-cell office:value-type="string" calcext:value-type="string">
            <text:p>Pin No.</text:p>
          </table:table-cell>
          <table:table-cell office:value-type="string" calcext:value-type="string">
            <text:p>Pin Na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VSSQ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Q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SSQ</text:p>
          </table:table-cell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SS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SS</text:p>
          </table:table-cell>
          <table:table-cell table:style-name="ce1" office:value-type="string" calcext:value-type="string">
            <text:p>POW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SSQ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Q</text:p>
          </table:table-cell>
          <table:table-cell table:style-name="ce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</text:p>
          </table:table-cell>
          <table:table-cell table:style-name="ce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SSQ</text:p>
          </table:table-cell>
          <table:table-cell table:style-name="ce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Q</text:p>
          </table:table-cell>
          <table:table-cell table:style-name="ce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VDDQ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VDD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A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A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1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A10/AP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CAS#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BA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RAS#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BA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A10/AP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K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K#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C1:Sheet2.C1048576" table:display-filter-buttons="true">
          <table:filter>
            <table:filter-and>
              <table:filter-condition table:field-number="0" table:value="DQ0" table:operator="=">
                <table:filter-set-item table:value="DQ0"/>
                <table:filter-set-item table:value="DQ1"/>
                <table:filter-set-item table:value="DQ10"/>
                <table:filter-set-item table:value="DQ11"/>
                <table:filter-set-item table:value="DQ12"/>
                <table:filter-set-item table:value="DQ13"/>
                <table:filter-set-item table:value="DQ14"/>
                <table:filter-set-item table:value="DQ15"/>
                <table:filter-set-item table:value="DQ2"/>
                <table:filter-set-item table:value="DQ3"/>
                <table:filter-set-item table:value="DQ4"/>
                <table:filter-set-item table:value="DQ5"/>
                <table:filter-set-item table:value="DQ6"/>
                <table:filter-set-item table:value="DQ7"/>
                <table:filter-set-item table:value="DQ8"/>
                <table:filter-set-item table:value="DQ9"/>
                <table:filter-set-item table:value="LDQS"/>
                <table:filter-set-item table:value="UDQS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1:42:59.481000000</meta:creation-date>
    <dc:date>2018-01-06T12:07:19.857000000</dc:date>
    <meta:editing-duration>PT13M47S</meta:editing-duration>
    <meta:editing-cycles>3</meta:editing-cycles>
    <meta:generator>LibreOffice/5.4.3.2$Windows_X86_64 LibreOffice_project/92a7159f7e4af62137622921e809f8546db437e5</meta:generator>
    <meta:document-statistic meta:table-count="3" meta:cell-count="370" meta:object-count="0"/>
  </office:meta>
</office:document-meta>
</file>